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T5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package basiccalculator;</text:p>
      <text:p text:style-name="P2">import java.util.Scanner;</text:p>
      <text:p text:style-name="P3">public class BasicCalculator {</text:p>
      <text:p text:style-name="P4"><text:s text:c="4"/>public static void main(String[] args) {</text:p>
      <text:p text:style-name="P5"><text:s text:c="8"/>Scanner in = new Scanner(System.in);</text:p>
      <text:p text:style-name="P6"><text:s text:c="8"/>System.out.println("Welcome Basic Calculator");</text:p>
      <text:p text:style-name="P7"><text:s text:c="8"/>double res = 0;</text:p>
      <text:p text:style-name="P8"><text:s text:c="8"/>int check =0;</text:p>
      <text:p text:style-name="P9"><text:s text:c="9"/>double num1 = 0;</text:p>
      <text:p text:style-name="P10"><text:s text:c="4"/>do{ <text:s/></text:p>
      <text:p text:style-name="P11"><text:s text:c="7"/>if(check == 0){<text:s/></text:p>
      <text:p text:style-name="P12"><text:s text:c="8"/>System.out.println("Enter First Number : ");</text:p>
      <text:p text:style-name="P13"><text:s text:c="8"/>num1 = in.nextDouble();</text:p>
      <text:p text:style-name="P14"><text:s text:c="8"/>check++;</text:p>
      <text:p text:style-name="P15"><text:s text:c="7"/>}</text:p>
      <text:p text:style-name="P16"><text:s text:c="8"/>System.out.println("Enter an Operator(+,-,*,/): C for Clean E for Exit ");</text:p>
      <text:p text:style-name="P17">// <text:s text:c="7"/>char op = in.next().charAt(0);</text:p>
      <text:p text:style-name="P18"><text:s text:c="8"/>String op = in.next();</text:p>
      <text:p text:style-name="P19">// <text:s text:c="7"/>if (op == 'E' || op == 'e') break;</text:p>
      <text:p text:style-name="P20">// <text:s text:c="7"/>if (op == 'c' || op == 'C'){</text:p>
      <text:p text:style-name="P21">// <text:s text:c="11"/>check = 0;</text:p>
      <text:p text:style-name="P22">// <text:s text:c="11"/>continue;</text:p>
      <text:p text:style-name="P23">// <text:s text:c="7"/>}</text:p>
      <text:p text:style-name="P24"><text:s text:c="8"/>if (op.equals("e")|| op.equals("E")) break;</text:p>
      <text:p text:style-name="P25"><text:s text:c="8"/>if (op.equals("C")|| op.equals("c")){</text:p>
      <text:p text:style-name="P26"><text:s text:c="12"/>check = 0;</text:p>
      <text:p text:style-name="P27"><text:s text:c="12"/>continue;</text:p>
      <text:p text:style-name="P28"><text:s text:c="8"/>}</text:p>
      <text:p text:style-name="P29"><text:s text:c="8"/>System.out.println("Enter Scond Number : ");</text:p>
      <text:p text:style-name="P30"><text:s text:c="8"/>double num2 = in.nextDouble();</text:p>
      <text:p text:style-name="P31"><text:s text:c="8"/>switch(op){</text:p>
      <text:p text:style-name="P32"><text:s text:c="12"/>case "+":</text:p>
      <text:p text:style-name="P33"><text:s text:c="15"/>res = num1 + num2;</text:p>
      <text:p text:style-name="P34"><text:s text:c="15"/>break;</text:p>
      <text:p text:style-name="P35"><text:s text:c="12"/>case "-":</text:p>
      <text:p text:style-name="P36"><text:s text:c="15"/>res = num1 - num2;</text:p>
      <text:p text:style-name="P37"><text:s text:c="15"/>break;</text:p>
      <text:p text:style-name="P38"><text:s text:c="12"/>case "*":</text:p>
      <text:p text:style-name="P39"><text:s text:c="15"/>res = num1 * num2;</text:p>
      <text:p text:style-name="P40"><text:s text:c="15"/>break;</text:p>
      <text:p text:style-name="P41"><text:s text:c="12"/>case "/":</text:p>
      <text:p text:style-name="P42"><text:s text:c="15"/>res = num1 / num2;</text:p>
      <text:p text:style-name="P43"><text:s text:c="15"/>break;</text:p>
      <text:p text:style-name="P44"><text:s text:c="12"/>default:</text:p>
      <text:p text:style-name="P45"><text:s text:c="16"/>System.out.println("Invalid Operator <text:s/>");</text:p>
      <text:p text:style-name="P46"><text:s text:c="16"/>res = 0;</text:p>
      <text:p text:style-name="P47"><text:s text:c="8"/>}</text:p>
      <text:p text:style-name="P48"><text:s text:c="8"/>System.out.printf("Result of %.2f %s %.2f = %.5f \n",num1,op,num2,res);</text:p>
      <text:p text:style-name="P49"><text:s text:c="8"/>num1 = res;</text:p>
      <text:p text:style-name="P50"><text:s text:c="4"/>}while(true);</text:p>
      <text:p text:style-name="P51"><text:s text:c="4"/>}</text:p>
      <text:p text:style-name="P52"><text:s text:c="4"/></text:p>
      <text:p text:style-name="Normal"><text:span text:style-name="T5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3791653430</meta:initial-creator>
    <dc:creator>93791653430</dc:creator>
    <meta:creation-date>2022-09-17T03:32:00Z</meta:creation-date>
    <dc:date>2022-09-17T03:32:00Z</dc:date>
    <meta:template xlink:href="Normal.dotm" xlink:type="simple"/>
    <meta:editing-cycles>2</meta:editing-cycles>
    <meta:editing-duration>PT0S</meta:editing-duration>
    <meta:document-statistic meta:page-count="1" meta:paragraph-count="3" meta:word-count="233" meta:character-count="1564" meta:row-count="11" meta:non-whitespace-character-count="1334"/>
  </office:meta>
</office:document-meta>
</file>